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18cm" table:align="margins" style:writing-mode="lr-tb"/>
    </style:style>
    <style:style style:name="Tableau1.A" style:family="table-column">
      <style:table-column-properties style:column-width="7.918cm" style:rel-column-width="65535*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fo:keep-together="auto"/>
    </style:style>
    <style:style style:name="Tableau1.4" style:family="table-row">
      <style:table-row-properties style:min-row-height="0.436cm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Frame_20_contents">
      <style:text-properties officeooo:rsid="001be07f" officeooo:paragraph-rsid="001be07f"/>
    </style:style>
    <style:style style:name="P7" style:family="paragraph" style:parent-style-name="Frame_20_contents">
      <style:paragraph-properties fo:text-align="start" style:justify-single-word="false" style:snap-to-layout-grid="false"/>
      <style:text-properties style:font-name="Arial" fo:font-size="12pt" officeooo:paragraph-rsid="000cff3f" style:font-size-asian="12pt" style:font-size-complex="12pt"/>
    </style:style>
    <style:style style:name="P8" style:family="paragraph" style:parent-style-name="Sender">
      <style:text-properties style:font-name="Verdana"/>
    </style:style>
    <style:style style:name="P9" style:family="paragraph" style:parent-style-name="Sender">
      <style:text-properties style:font-name="Verdana" fo:font-size="8pt" style:font-size-asian="8pt" style:font-size-complex="8pt"/>
    </style:style>
    <style:style style:name="P10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11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Verdana" fo:font-size="9pt" officeooo:paragraph-rsid="000cff3f" style:font-size-asian="9pt" style:font-name-complex="Arial" style:font-size-complex="9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26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2" text:anchor-type="paragraph" svg:x="-0.33cm" svg:y="0.071cm" svg:width="5.503cm" draw:z-index="1"><draw:text-box fo:min-height="4.101cm"><text:p text:style-name="P6"><office:annotation><dc:creator>Auteur inconnu</dc:creator><dc:date>2021-03-18T07:59:21.948962927</dc:date><text:p text:style-name="P14"><text:span text:style-name="T4">do text from document(at=logo, format='odt')</text:span></text:p></office:annotation>Import depuis logo</text:p></draw:text-box></draw:frame><draw:frame draw:style-name="fr2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/table:table-cell></table:table-row><table:table-row table:style-name="Tableau1.2"><table:table-cell table:style-name="Tableau1.A1" office:value-type="string"><text:p text:style-name="P13"/><text:p text:style-name="P7"><text:span text:style-name="T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3"><text:s/></text:span><text:span text:style-name="T2"><text:conditional-text text:condition="ooow:&quot;view.do_mailing()&quot;" text:string-value-if-true="&quot;mailed_data.name1&quot;" text:string-value-if-false="">mailed_data.name1</text:conditional-text></text:span><text:span text:style-name="T3"><text:s/></text:span><text:span text:style-name="T2"><text:conditional-text text:condition="ooow:&quot;view.do_mailing()&quot;" text:string-value-if-true="&quot;mailed_data.name2&quot;" text:string-value-if-false="">mailed_data.name2</text:conditional-text></text:span><text:span text:style-name="T3"><text:line-break/></text:span><text:span text:style-name="T2"><text:conditional-text text:condition="ooow:&quot;view.do_mailing()&quot;" text:string-value-if-true="&quot;mailed_data.street&quot;" text:string-value-if-false="">mailed_data.street</text:conditional-text></text:span><text:span text:style-name="T2">, </text:span><text:span text:style-name="T2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2"><text:conditional-text text:condition="ooow:&quot;view.do_mailing()&quot;" text:string-value-if-true="&quot;mailed_data.zipcode&quot;" text:string-value-if-false="">mailed_data.zipcode</text:conditional-text></text:span><text:span text:style-name="T2"> </text:span><text:span text:style-name="T2"><text:conditional-text text:condition="ooow:&quot;view.do_mailing()&quot;" text:string-value-if-true="&quot;mailed_data.city&quot;" text:string-value-if-false="">mailed_data.city</text:conditional-text>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/text:p>
      <text:p text:style-name="P8"/>
      <text:p text:style-name="P8"/>
      <text:p text:style-name="P8"/>
      <text:p text:style-name="P9"/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onsieur BOLGIUS Joseph</dc:title>
    <meta:initial-creator>MAGoffin</meta:initial-creator>
    <meta:creation-date>2008-03-14T15:40:00</meta:creation-date>
    <dc:date>2021-03-18T15:49:39.121934209</dc:date>
    <meta:print-date>2009-01-12T11:14:00</meta:print-date>
    <meta:editing-cycles>87</meta:editing-cycles>
    <meta:editing-duration>PT23H40M41S</meta:editing-duration>
    <meta:document-statistic meta:table-count="1" meta:image-count="0" meta:object-count="0" meta:page-count="1" meta:paragraph-count="3" meta:word-count="10" meta:character-count="177" meta:non-whitespace-character-count="165"/>
    <meta:user-defined meta:name="Info 1"/>
    <meta:user-defined meta:name="Info 2"/>
    <meta:user-defined meta:name="Info 3"/>
    <meta:user-defined meta:name="Info 4"/>
  </office:meta>
</office:document-meta>
</file>